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e5e2" officeooo:paragraph-rsid="000ee5e2"/>
    </style:style>
    <style:style style:name="T1" style:family="text">
      <style:text-properties officeooo:rsid="000f31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ire un nouveau commit : Se logger dans le terminal verifier la remote HTTPS ou SSH, <text:span text:style-name="T1">git add “README.md.odt” puis </text:span><text:s/>“git commit -m “Commentaire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5:30:06.124654289</meta:creation-date>
    <dc:date>2017-02-22T15:37:56.508851684</dc:date>
    <meta:editing-duration>PT3M15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24" meta:character-count="145" meta:non-whitespace-character-count="121"/>
  </office:meta>
</office:document-meta>
</file>